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be4c5" officeooo:paragraph-rsid="001be4c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1be4c5" officeooo:paragraph-rsid="001cfba3" style:font-size-asian="15.75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normal" officeooo:rsid="001be4c5" officeooo:paragraph-rsid="001be4c5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style:text-underline-style="none" fo:font-weight="normal" officeooo:rsid="001cfba3" officeooo:paragraph-rsid="001cfba3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style:text-underline-style="none" fo:font-weight="normal" officeooo:rsid="001d500c" officeooo:paragraph-rsid="001d500c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style:text-underline-style="none" fo:font-weight="normal" officeooo:rsid="001d500c" officeooo:paragraph-rsid="001ef83c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1f88a5" officeooo:paragraph-rsid="001f88a5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203d8c" officeooo:paragraph-rsid="00203d8c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20d69d" officeooo:paragraph-rsid="0020d69d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23b5a6" officeooo:paragraph-rsid="0023b5a6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269cf2" officeooo:paragraph-rsid="00269cf2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bold" officeooo:rsid="0022410e" officeooo:paragraph-rsid="0022410e" style:font-size-asian="15.75pt" style:font-weight-asian="bold" style:font-size-complex="18pt" style:font-weight-complex="bold"/>
    </style:style>
    <style:style style:name="T1" style:family="text">
      <style:text-properties officeooo:rsid="001cfba3"/>
    </style:style>
    <style:style style:name="T2" style:family="text">
      <style:text-properties officeooo:rsid="00203d8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686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nnée :</text:p>
      <text:p text:style-name="P3"><text:span text:style-name="T3">nom<text:tab/></text:span><text:tab/><text:tab/><text:tab/><text:tab/><text:tab/><text:tab/><text:tab/>Varchar(50)</text:p>
      <text:p text:style-name="P3">prénom<text:tab/><text:tab/><text:tab/><text:tab/><text:tab/><text:tab/><text:tab/>Varchar(50)</text:p>
      <text:p text:style-name="P10">adresse<text:tab/><text:tab/><text:tab/><text:tab/><text:tab/><text:tab/><text:tab/>Varchar(100)</text:p>
      <text:p text:style-name="P3">numéro_téléphone<text:tab/><text:tab/><text:tab/><text:tab/><text:tab/>Varchar(20)</text:p>
      <text:p text:style-name="P3">date_inscription<text:tab/><text:tab/><text:tab/><text:tab/><text:tab/>DATE</text:p>
      <text:p text:style-name="P8">peut_emprunter<text:tab/><text:tab/><text:tab/><text:tab/><text:tab/>BOOLÉEN</text:p>
      <text:p text:style-name="P8"/>
      <text:p text:style-name="P12"><text:span text:style-name="T4">Livre_emprenter</text:span> :</text:p>
      <text:p text:style-name="P5">numéro_livre_emprunter<text:tab/><text:tab/><text:tab/>INT</text:p>
      <text:p text:style-name="P5">date_emprut_livre<text:tab/><text:tab/><text:tab/><text:tab/><text:tab/>DATE</text:p>
      <text:p text:style-name="P5">date_retour_livre<text:tab/><text:tab/><text:tab/><text:tab/><text:tab/>DATE</text:p>
      <text:p text:style-name="P8">date_relance_1<text:tab/><text:tab/><text:tab/><text:tab/><text:tab/>DATE</text:p>
      <text:p text:style-name="P8">date_relance_2<text:tab/><text:tab/><text:tab/><text:tab/><text:tab/>DATE</text:p>
      <text:p text:style-name="P8">date_relance_3<text:tab/><text:tab/><text:tab/><text:tab/><text:tab/>DATE</text:p>
      <text:p text:style-name="P8"/>
      <text:p text:style-name="P3"/>
      <text:p text:style-name="P2"><text:span text:style-name="T1">Livre</text:span> :</text:p>
      <text:p text:style-name="P5"><text:span text:style-name="T3">id-livre</text:span><text:tab/><text:tab/><text:tab/><text:tab/><text:tab/><text:tab/><text:tab/>COUNTER</text:p>
      <text:p text:style-name="P4">Titre<text:tab/><text:tab/><text:tab/><text:tab/><text:tab/><text:tab/><text:tab/><text:tab/>Varchar(50)</text:p>
      <text:p text:style-name="P4">auteur<text:tab/><text:tab/><text:tab/><text:tab/><text:tab/><text:tab/><text:tab/>Varchar(50)</text:p>
      <text:p text:style-name="P4">éditeur<text:tab/><text:tab/><text:tab/><text:tab/><text:tab/><text:tab/><text:tab/>Varchar(50)</text:p>
      <text:p text:style-name="P5">thème<text:tab/><text:tab/><text:tab/><text:tab/><text:tab/><text:tab/><text:tab/>Varchar(20)</text:p>
      <text:p text:style-name="P11">date_édition<text:tab/><text:tab/><text:tab/><text:tab/><text:tab/><text:tab/><text:span text:style-name="T2">DATE</text:span></text:p>
      <text:p text:style-name="P11"/>
      <text:p text:style-name="P12">ASSO2 :</text:p>
      <text:p text:style-name="P6"/>
      <text:p text:style-name="P7">coordonnée<text:tab/><text:tab/><text:tab/><text:tab/><text:tab/><text:tab/>Varchar(100)</text:p>
      <text:p text:style-name="P9">mise_au_rebut<text:tab/><text:tab/><text:tab/><text:tab/><text:tab/><text:tab/>DA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4:37:28.608268324</meta:creation-date>
    <meta:generator>LibreOffice/7.3.7.2$Linux_X86_64 LibreOffice_project/30$Build-2</meta:generator>
    <dc:date>2024-04-22T15:34:53.573182580</dc:date>
    <meta:editing-duration>PT34M59S</meta:editing-duration>
    <meta:editing-cycles>11</meta:editing-cycles>
    <meta:document-statistic meta:table-count="0" meta:image-count="0" meta:object-count="0" meta:page-count="1" meta:paragraph-count="24" meta:word-count="48" meta:character-count="535" meta:non-whitespace-character-count="412"/>
  </office:meta>
</office:document-meta>
</file>